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ggable_contex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updated_by_user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1 14:43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1 16:48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1 17:33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09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09P2" style:volatile="true">
      <number:text> ¤ 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0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08P2" style:volatile="true">
      <number:text>  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07P2" style:volatile="true">
      <number:text> ¤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3:02:37.168749817</meta:creation-date>
    <dc:date>2023-09-07T23:03:10.290628960</dc:date>
    <meta:editing-duration>PT33S</meta:editing-duration>
    <meta:editing-cycles>1</meta:editing-cycles>
    <meta:document-statistic meta:table-count="1" meta:cell-count="7650" meta:object-count="0"/>
    <meta:generator>LibreOffice/7.3.7.2$Linux_X86_64 LibreOffice_project/30$Build-2</meta:generator>
  </office:meta>
</office:document-meta>
</file>